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0823c" officeooo:paragraph-rsid="0020823c"/>
    </style:style>
    <style:style style:name="T1" style:family="text">
      <style:text-properties officeooo:rsid="002082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elouny a lamy<text:span text:style-name="T1"></text:span></text:p>
      <text:p text:style-name="P1"></text:p>
      <text:p text:style-name="P1">Jája miluje melouny. Seje je na svoje pole. Umí to s lopatou.</text:p>
      <text:p text:style-name="P1"></text:p>
      <text:p text:style-name="P1">Lamy o melounovém poli ví. I ony milují melouny. Lamy jsou mlsné tlamy. Z pole melouny loupí. Óóóóó to je lup!</text:p>
      <text:p text:style-name="P1"></text:p>
      <text:p text:style-name="P1">Jája je smutný. Melouny mizí. Lze lamy ulovit? Jája se ptá táty. Táta to ví.</text:p>
      <text:p text:style-name="P1"></text:p>
      <text:p text:style-name="P1">Vypustí lvy? Sovy? Psy? Slony? Ne. Jája jim lup vymluví!</text:p>
      <text:p text:style-name="P1"></text:p>
      <text:p text:style-name="P1">Jája mluví s lamami o loupení. Není to milé. Je to nemilé! Lamy mají jíst jen seno. Tyto melouny jsou moje. Sejte si svoje melouny.</text:p>
      <text:p text:style-name="P1"></text:p>
      <text:p text:style-name="P1">Jája jim nese melounové semeno. Nasejte si samy! Lamy mizí v lese. A sejí svoje melouny.</text:p>
      <text:p text:style-name="P1"></text:p>
      <text:p text:style-name="P1">Táta, máma i Jája jí melouny. Óóóóóto je ml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8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4:11:34.596802563</meta:creation-date>
    <meta:editing-duration>P0D</meta:editing-duration>
    <meta:editing-cycles>2</meta:editing-cycles>
    <meta:generator>LibreOffice/4.2.8.2$Linux_X86_64 LibreOffice_project/420m0$Build-2</meta:generator>
    <dc:date>2016-02-13T14:12:56.353949327</dc:date>
    <meta:document-statistic meta:table-count="0" meta:image-count="0" meta:object-count="0" meta:page-count="1" meta:paragraph-count="15" meta:word-count="111" meta:character-count="596" meta:non-whitespace-character-count="478"/>
  </office:meta>
</office:document-meta>
</file>